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none" draw:fill-color="#99ccff" draw:fill-gradient-name="Gradient_20_1" draw:fill-hatch-name="Blue_20_Crossed_20_0_20_Degrees" draw:textarea-horizontal-align="center" draw:textarea-vertical-align="middle"/>
    </style:style>
    <style:style style:name="gr6" style:family="graphic" style:parent-style-name="standard">
      <style:graphic-properties draw:fill="hatch" draw:fill-color="#99ccff" draw:fill-gradient-name="Gradient_20_1" draw:fill-hatch-name="Black_20_0_20_Degrees" draw:fill-hatch-solid="fals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svg:stroke-width="0.101cm" draw:marker-start-width="0.499cm" draw:marker-end-width="0.499cm" draw:textarea-horizontal-align="center" draw:textarea-vertical-align="middle" fo:padding-top="0.049cm" fo:padding-bottom="0.049cm" fo:padding-left="0.049cm" fo:padding-right="0.049cm"/>
    </style:style>
    <style:style style:name="gr10" style:family="graphic" style:parent-style-name="standard">
      <style:graphic-properties draw:stroke="dash" draw:stroke-dash="Fine_20_Dashed_20__28_var_29_" svg:stroke-width="0.101cm" draw:marker-start-width="0.499cm" draw:marker-end-width="0.499cm" draw:textarea-horizontal-align="center" draw:textarea-vertical-align="middle" fo:padding-top="0.049cm" fo:padding-bottom="0.049cm" fo:padding-left="0.049cm" fo:padding-right="0.049cm"/>
    </style:style>
    <style:style style:name="gr11" style:family="graphic" style:parent-style-name="standard">
      <style:graphic-properties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479cm"/>
    </style:style>
    <style:style style:name="gr14" style:family="graphic" style:parent-style-name="standard">
      <style:graphic-properties draw:stroke="solid" draw:stroke-dash="Fine_20_Dashed_20__28_var_29_" draw:fill="none" draw:textarea-horizontal-align="center"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.8cm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8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_20_3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_20_4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73cm" fo:min-width="0.801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Arial Unicode MS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family-asian="'Arial Unicode MS'" style:font-family-generic-asian="system" style:font-pitch-asian="variable" style:font-size-asian="11pt" style:font-style-asian="normal" style:font-weight-asian="bold" style:font-family-complex="Tahoma" style:font-family-generic-complex="system" style:font-pitch-complex="variable" style:font-size-complex="11pt" style:font-style-complex="normal" style:font-weight-complex="bold" style:text-emphasize="none" style:font-relief="non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Arial Unicode MS'" style:font-family-generic-asian="system" style:font-pitch-asian="variable" style:font-size-asian="13pt" style:font-style-asian="normal" style:font-weight-asian="bold" style:font-family-complex="Tahoma" style:font-family-generic-complex="system" style:font-pitch-complex="variable" style:font-size-complex="13pt" style:font-style-complex="normal" style:font-weight-complex="bold" style:text-emphasize="none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bold" style:letter-kerning="true" style:font-family-asian="'Arial Unicode MS'" style:font-family-generic-asian="system" style:font-pitch-asian="variable" style:font-size-asian="11pt" style:font-style-asian="normal" style:font-weight-asian="bold" style:font-family-complex="Tahoma" style:font-family-generic-complex="system" style:font-pitch-complex="variable" style:font-size-complex="11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.16cm" svg:height="1.188cm" svg:x="11.598cm" svg:y="16.632cm">
            <text:p/>
          </draw:rect>
          <draw:custom-shape draw:style-name="gr2" draw:text-style-name="P1" draw:layer="layout" svg:width="0.594cm" svg:height="0.594cm" svg:x="13.92cm" svg:y="16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94cm" svg:height="0.594cm" svg:x="10.923cm" svg:y="17.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08cm" svg:height="1.08cm" svg:x="9.627cm" svg:y="16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1.215cm" svg:height="1.188cm" svg:x="6.819cm" svg:y="16.902cm">
            <text:p/>
          </draw:rect>
          <draw:rect draw:style-name="gr1" draw:text-style-name="P1" draw:layer="layout" svg:width="1.242cm" svg:height="1.188cm" svg:x="8.034cm" svg:y="16.902cm">
            <text:p/>
          </draw:rect>
          <draw:rect draw:style-name="gr1" draw:text-style-name="P1" draw:layer="layout" svg:width="2.457cm" svg:height="0.351cm" svg:x="6.819cm" svg:y="16.551cm">
            <text:p/>
          </draw:rect>
          <draw:custom-shape draw:style-name="gr2" draw:text-style-name="P1" draw:layer="layout" svg:width="0.756cm" svg:height="0.756cm" svg:x="5.766cm" svg:y="16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6cm" svg:height="0.756cm" svg:x="4.902cm" svg:y="16.8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14.39cm" svg:height="2.079cm" svg:x="3.04cm" svg:y="16.254cm">
            <text:p/>
          </draw:rect>
        </draw:g>
        <draw:g>
          <draw:rect draw:style-name="gr1" draw:text-style-name="P1" draw:layer="layout" svg:width="2.079cm" svg:height="4.509cm" svg:x="4.077cm" svg:y="2.512cm">
            <text:p/>
          </draw:rect>
          <draw:g>
            <draw:rect draw:style-name="gr1" draw:text-style-name="P1" draw:layer="layout" svg:width="1.814cm" svg:height="1.838cm" svg:x="4.219cm" svg:y="5.008cm">
              <text:p/>
            </draw:rect>
            <draw:rect draw:style-name="gr1" draw:text-style-name="P1" draw:layer="layout" svg:width="1.814cm" svg:height="0.372cm" svg:x="4.219cm" svg:y="6.475cm">
              <text:p/>
            </draw:rect>
            <draw:g>
              <draw:rect draw:style-name="gr1" draw:text-style-name="P1" draw:layer="layout" svg:width="0.273cm" svg:height="0.213cm" svg:x="5.295cm" svg:y="6.17cm">
                <text:p/>
              </draw:rect>
              <draw:custom-shape draw:style-name="gr2" draw:text-style-name="P1" draw:layer="layout" svg:width="0.076cm" svg:height="0.105cm" svg:x="5.588cm" svg:y="6.23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75cm" svg:height="0.105cm" svg:x="5.209cm" svg:y="6.2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137cm" svg:height="0.192cm" svg:x="5.045cm" svg:y="6.1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rect draw:style-name="gr1" draw:text-style-name="P1" draw:layer="layout" svg:width="0.153cm" svg:height="0.212cm" svg:x="4.69cm" svg:y="6.219cm">
                <text:p/>
              </draw:rect>
              <draw:rect draw:style-name="gr1" draw:text-style-name="P1" draw:layer="layout" svg:width="0.158cm" svg:height="0.212cm" svg:x="4.843cm" svg:y="6.219cm">
                <text:p/>
              </draw:rect>
              <draw:rect draw:style-name="gr1" draw:text-style-name="P1" draw:layer="layout" svg:width="0.311cm" svg:height="0.062cm" svg:x="4.69cm" svg:y="6.157cm">
                <text:p/>
              </draw:rect>
              <draw:custom-shape draw:style-name="gr2" draw:text-style-name="P1" draw:layer="layout" svg:width="0.095cm" svg:height="0.134cm" svg:x="4.557cm" svg:y="6.2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0.096cm" svg:height="0.134cm" svg:x="4.447cm" svg:y="6.2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rect draw:style-name="gr1" draw:text-style-name="P1" draw:layer="layout" svg:width="1.822cm" svg:height="0.371cm" svg:x="4.211cm" svg:y="6.103cm">
                <text:p/>
              </draw:rect>
            </draw:g>
            <draw:rect draw:style-name="gr1" draw:text-style-name="P1" draw:layer="layout" svg:width="1.814cm" svg:height="0.372cm" svg:x="4.219cm" svg:y="5.732cm">
              <text:p/>
            </draw:rect>
            <draw:rect draw:style-name="gr1" draw:text-style-name="P1" draw:layer="layout" svg:width="1.814cm" svg:height="0.372cm" svg:x="4.219cm" svg:y="5.359cm">
              <text:p/>
            </draw:rect>
          </draw:g>
          <draw:g>
            <draw:rect draw:style-name="gr1" draw:text-style-name="P1" draw:layer="layout" svg:width="1.761cm" svg:height="1.073cm" svg:x="4.236cm" svg:y="2.621cm">
              <text:p/>
            </draw:rect>
            <draw:custom-shape draw:style-name="gr2" draw:text-style-name="P1" draw:layer="layout" svg:width="0.74cm" svg:height="0.808cm" svg:x="5.155cm" svg:y="2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55cm" svg:height="0.377cm" svg:x="4.337cm" svg:y="3.178cm">
              <text:p/>
            </draw:rect>
          </draw:g>
        </draw:g>
        <draw:g>
          <draw:rect draw:style-name="gr1" draw:text-style-name="P1" draw:layer="layout" svg:width="0.189cm" svg:height="4.697cm" svg:x="3.996cm" svg:y="9.774cm">
            <text:p/>
          </draw:rect>
          <draw:rect draw:style-name="gr1" draw:text-style-name="P1" draw:layer="layout" svg:width="0.189cm" svg:height="4.697cm" svg:x="6.346cm" svg:y="9.774cm">
            <text:p/>
          </draw:rect>
          <draw:rect draw:style-name="gr1" draw:text-style-name="P1" draw:layer="layout" svg:width="2.538cm" svg:height="0.702cm" svg:x="3.996cm" svg:y="7.344cm">
            <text:p/>
          </draw:rect>
          <draw:g>
            <draw:rect draw:style-name="gr1" draw:text-style-name="P1" draw:layer="layout" svg:width="2.538cm" svg:height="1.215cm" svg:x="3.996cm" svg:y="8.559cm">
              <text:p/>
            </draw:rect>
            <draw:rect draw:style-name="gr1" draw:text-style-name="P1" draw:layer="layout" svg:width="2.538cm" svg:height="0.513cm" svg:x="3.996cm" svg:y="8.046cm">
              <text:p/>
            </draw:rect>
            <draw:rect draw:style-name="gr1" draw:text-style-name="P1" draw:layer="layout" svg:width="0.486cm" svg:height="0.243cm" svg:x="4.941cm" svg:y="8.181cm">
              <text:p/>
            </draw:rect>
            <draw:custom-shape draw:style-name="gr2" draw:text-style-name="P1" draw:layer="layout" svg:width="0.269cm" svg:height="0.269cm" svg:x="5.616cm" svg:y="8.1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297cm" svg:height="1.728cm" svg:x="6.237cm" svg:y="8.046cm">
              <text:p/>
            </draw:rect>
          </draw:g>
          <draw:rect draw:style-name="gr1" draw:text-style-name="P1" draw:layer="layout" svg:width="1.998cm" svg:height="0.243cm" svg:x="4.266cm" svg:y="7.533cm">
            <text:p/>
          </draw:rect>
          <draw:rect draw:style-name="gr1" draw:text-style-name="P1" draw:layer="layout" svg:width="1.998cm" svg:height="0.243cm" svg:x="4.266cm" svg:y="12.178cm">
            <text:p/>
          </draw:rect>
          <draw:rect draw:style-name="gr1" draw:text-style-name="P1" draw:layer="layout" svg:width="1.998cm" svg:height="0.243cm" svg:x="4.266cm" svg:y="11.747cm">
            <text:p/>
          </draw:rect>
          <draw:rect draw:style-name="gr1" draw:text-style-name="P1" draw:layer="layout" svg:width="1.998cm" svg:height="0.243cm" svg:x="4.266cm" svg:y="11.315cm">
            <text:p/>
          </draw:rect>
          <draw:rect draw:style-name="gr1" draw:text-style-name="P1" draw:layer="layout" svg:width="2.16cm" svg:height="1.431cm" svg:x="4.185cm" svg:y="11.151cm">
            <text:p/>
          </draw:rect>
          <draw:rect draw:style-name="gr1" draw:text-style-name="P1" draw:layer="layout" svg:width="2.538cm" svg:height="0.702cm" svg:x="3.996cm" svg:y="14.472cm">
            <text:p/>
          </draw:rect>
          <draw:rect draw:style-name="gr1" draw:text-style-name="P1" draw:layer="layout" svg:width="1.998cm" svg:height="0.243cm" svg:x="4.266cm" svg:y="14.661cm">
            <text:p/>
          </draw:rect>
        </draw:g>
        <draw:rect draw:style-name="gr1" draw:text-style-name="P1" draw:layer="layout" svg:width="1.176cm" svg:height="1.188cm" svg:x="6.264cm" svg:y="25.948cm">
          <text:p/>
        </draw:rect>
        <draw:rect draw:style-name="gr1" draw:text-style-name="P1" draw:layer="layout" svg:width="1.242cm" svg:height="1.188cm" svg:x="7.873cm" svg:y="25.975cm">
          <text:p/>
        </draw:rect>
        <draw:rect draw:style-name="gr1" draw:text-style-name="P1" draw:layer="layout" svg:width="2.457cm" svg:height="0.351cm" svg:x="9.627cm" svg:y="25.732cm">
          <text:p/>
        </draw:rect>
        <draw:custom-shape draw:style-name="gr2" draw:text-style-name="P1" draw:layer="layout" svg:width="0.756cm" svg:height="0.756cm" svg:x="12.326cm" svg:y="2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rect draw:style-name="gr1" draw:text-style-name="P1" draw:layer="layout" svg:width="2.16cm" svg:height="1.188cm" svg:x="12.489cm" svg:y="20.818cm">
            <text:p/>
          </draw:rect>
          <draw:custom-shape draw:style-name="gr2" draw:text-style-name="P1" draw:layer="layout" svg:width="0.594cm" svg:height="0.594cm" svg:x="14.757cm" svg:y="2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94cm" svg:height="0.594cm" svg:x="11.76cm" svg:y="21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08cm" svg:height="1.08cm" svg:x="5.47cm" svg:y="20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756cm" svg:height="0.756cm" svg:x="6.846cm" svg:y="21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14.39cm" svg:height="2.082cm" svg:x="2.986cm" svg:y="20.545cm">
            <text:p/>
          </draw:rect>
          <draw:rect draw:style-name="gr1" draw:text-style-name="P1" draw:layer="layout" svg:width="1.242cm" svg:height="2.076cm" svg:x="15.919cm" svg:y="20.548cm">
            <text:p/>
          </draw:rect>
          <draw:rect draw:style-name="gr1" draw:text-style-name="P1" draw:layer="layout" svg:width="2.16cm" svg:height="1.188cm" svg:x="8.737cm" svg:y="20.818cm">
            <text:p/>
          </draw:rect>
          <draw:custom-shape draw:style-name="gr2" draw:text-style-name="P1" draw:layer="layout" svg:width="0.594cm" svg:height="0.594cm" svg:x="11.005cm" svg:y="21.1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94cm" svg:height="0.594cm" svg:x="8.008cm" svg:y="21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891cm" svg:height="1.026cm" svg:x="5.562cm" svg:y="20.95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3" draw:text-style-name="P1" draw:layer="layout" svg:x1="5.616cm" svg:y1="21.463cm" svg:x2="6.453cm" svg:y2="21.463cm">
            <text:p/>
          </draw:line>
          <draw:custom-shape draw:style-name="gr2" draw:text-style-name="P1" draw:layer="layout" svg:width="0.297cm" svg:height="0.297cm" svg:x="7.073cm" svg:y="21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0.621cm" svg:height="1.026cm" svg:x="3.159cm" svg:y="21.247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2" draw:text-style-name="P1" draw:layer="layout" svg:width="0.604cm" svg:height="0.528cm" svg:x="3.176cm" svg:y="21.5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rect draw:style-name="gr1" draw:text-style-name="P1" draw:layer="layout" svg:width="0.189cm" svg:height="1.781cm" svg:x="7.561cm" svg:y="12.69cm">
            <text:p/>
          </draw:rect>
          <draw:rect draw:style-name="gr1" draw:text-style-name="P1" draw:layer="layout" svg:width="0.189cm" svg:height="1.781cm" svg:x="9.911cm" svg:y="12.69cm">
            <text:p/>
          </draw:rect>
          <draw:rect draw:style-name="gr1" draw:text-style-name="P1" draw:layer="layout" svg:width="2.538cm" svg:height="0.702cm" svg:x="7.561cm" svg:y="7.344cm">
            <text:p/>
          </draw:rect>
          <draw:g>
            <draw:rect draw:style-name="gr1" draw:text-style-name="P1" draw:layer="layout" svg:width="2.538cm" svg:height="1.215cm" svg:x="7.561cm" svg:y="8.559cm">
              <text:p/>
            </draw:rect>
            <draw:rect draw:style-name="gr1" draw:text-style-name="P1" draw:layer="layout" svg:width="2.538cm" svg:height="0.513cm" svg:x="7.561cm" svg:y="8.046cm">
              <text:p/>
            </draw:rect>
            <draw:rect draw:style-name="gr1" draw:text-style-name="P1" draw:layer="layout" svg:width="0.486cm" svg:height="0.243cm" svg:x="8.506cm" svg:y="8.181cm">
              <text:p/>
            </draw:rect>
            <draw:custom-shape draw:style-name="gr2" draw:text-style-name="P1" draw:layer="layout" svg:width="0.269cm" svg:height="0.269cm" svg:x="9.181cm" svg:y="8.1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297cm" svg:height="1.728cm" svg:x="9.802cm" svg:y="8.046cm">
              <text:p/>
            </draw:rect>
          </draw:g>
          <draw:rect draw:style-name="gr1" draw:text-style-name="P1" draw:layer="layout" svg:width="1.998cm" svg:height="0.243cm" svg:x="7.831cm" svg:y="7.533cm">
            <text:p/>
          </draw:rect>
          <draw:rect draw:style-name="gr1" draw:text-style-name="P1" draw:layer="layout" svg:width="1.998cm" svg:height="0.243cm" svg:x="7.831cm" svg:y="11.747cm">
            <text:p/>
          </draw:rect>
          <draw:rect draw:style-name="gr1" draw:text-style-name="P1" draw:layer="layout" svg:width="1.998cm" svg:height="0.243cm" svg:x="7.831cm" svg:y="11.315cm">
            <text:p/>
          </draw:rect>
          <draw:rect draw:style-name="gr1" draw:text-style-name="P1" draw:layer="layout" svg:width="2.16cm" svg:height="0.972cm" svg:x="7.75cm" svg:y="11.151cm">
            <text:p/>
          </draw:rect>
          <draw:rect draw:style-name="gr1" draw:text-style-name="P1" draw:layer="layout" svg:width="2.538cm" svg:height="0.702cm" svg:x="7.561cm" svg:y="14.472cm">
            <text:p/>
          </draw:rect>
          <draw:rect draw:style-name="gr1" draw:text-style-name="P1" draw:layer="layout" svg:width="1.998cm" svg:height="0.243cm" svg:x="7.831cm" svg:y="14.661cm">
            <text:p/>
          </draw:rect>
          <draw:g>
            <draw:rect draw:style-name="gr1" draw:text-style-name="P1" draw:layer="layout" svg:width="0.38cm" svg:height="0.319cm" svg:x="9.238cm" svg:y="12.196cm">
              <text:p/>
            </draw:rect>
            <draw:custom-shape draw:style-name="gr2" draw:text-style-name="P1" draw:layer="layout" svg:width="0.104cm" svg:height="0.16cm" svg:x="9.637cm" svg:y="12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9.109cm" svg:y="12.2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1cm" svg:height="0.29cm" svg:x="7.998cm" svg:y="12.2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34cm" svg:height="0.203cm" svg:x="8.24cm" svg:y="12.4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2.54cm" svg:height="0.56cm" svg:x="7.56cm" svg:y="12.122cm">
              <text:p/>
            </draw:rect>
            <draw:rect draw:style-name="gr1" draw:text-style-name="P1" draw:layer="layout" svg:width="0.218cm" svg:height="0.558cm" svg:x="9.843cm" svg:y="12.123cm">
              <text:p/>
            </draw:rect>
            <draw:rect draw:style-name="gr1" draw:text-style-name="P1" draw:layer="layout" svg:width="0.38cm" svg:height="0.319cm" svg:x="8.576cm" svg:y="12.196cm">
              <text:p/>
            </draw:rect>
            <draw:custom-shape draw:style-name="gr2" draw:text-style-name="P1" draw:layer="layout" svg:width="0.105cm" svg:height="0.16cm" svg:x="8.976cm" svg:y="12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8.448cm" svg:y="12.2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56cm" svg:height="0.276cm" svg:x="8.015cm" svg:y="12.231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3" draw:text-style-name="P1" draw:layer="layout" svg:x1="8.024cm" svg:y1="12.369cm" svg:x2="8.172cm" svg:y2="12.369cm">
              <text:p/>
            </draw:line>
            <draw:custom-shape draw:style-name="gr2" draw:text-style-name="P1" draw:layer="layout" svg:width="0.053cm" svg:height="0.079cm" svg:x="8.28cm" svg:y="12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1" draw:layer="layout" svg:width="0.11cm" svg:height="0.276cm" svg:x="7.591cm" svg:y="12.311cm">
                <text:p/>
  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  <draw:equation draw:name="f0" draw:formula="left+$0 "/>
                  <draw:equation draw:name="f1" draw:formula="top+$0 "/>
                  <draw:equation draw:name="f2" draw:formula="right-$0 "/>
                  <draw:equation draw:name="f3" draw:formula="bottom-$0 "/>
                  <draw:equation draw:name="f4" draw:formula="$0 /2"/>
                  <draw:equation draw:name="f5" draw:formula="left+?f4 "/>
                  <draw:equation draw:name="f6" draw:formula="top+?f4 "/>
                  <draw:equation draw:name="f7" draw:formula="right-?f4 "/>
                  <draw:equation draw:name="f8" draw:formula="bottom-?f4 "/>
                  <draw:handle draw:handle-position="$0 top" draw:handle-range-x-minimum="0" draw:handle-range-x-maximum="10800"/>
                </draw:enhanced-geometry>
              </draw:custom-shape>
              <draw:custom-shape draw:style-name="gr2" draw:text-style-name="P1" draw:layer="layout" svg:width="0.106cm" svg:height="0.142cm" svg:x="7.595cm" svg:y="12.3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rect draw:style-name="gr1" draw:text-style-name="P1" draw:layer="layout" svg:width="0.189cm" svg:height="2.349cm" svg:x="9.912cm" svg:y="9.774cm">
            <text:p/>
          </draw:rect>
          <draw:rect draw:style-name="gr1" draw:text-style-name="P1" draw:layer="layout" svg:width="0.189cm" svg:height="2.349cm" svg:x="7.564cm" svg:y="9.775cm">
            <text:p/>
          </draw:rect>
        </draw:g>
        <draw:g>
          <draw:rect draw:style-name="gr1" draw:text-style-name="P1" draw:layer="layout" svg:width="0.189cm" svg:height="1.781cm" svg:x="11.909cm" svg:y="12.69cm">
            <text:p/>
          </draw:rect>
          <draw:rect draw:style-name="gr1" draw:text-style-name="P1" draw:layer="layout" svg:width="0.189cm" svg:height="1.781cm" svg:x="14.259cm" svg:y="12.69cm">
            <text:p/>
          </draw:rect>
          <draw:rect draw:style-name="gr1" draw:text-style-name="P1" draw:layer="layout" svg:width="2.538cm" svg:height="0.702cm" svg:x="11.909cm" svg:y="7.344cm">
            <text:p/>
          </draw:rect>
          <draw:g>
            <draw:rect draw:style-name="gr1" draw:text-style-name="P1" draw:layer="layout" svg:width="2.538cm" svg:height="1.215cm" svg:x="11.909cm" svg:y="8.559cm">
              <text:p/>
            </draw:rect>
            <draw:rect draw:style-name="gr1" draw:text-style-name="P1" draw:layer="layout" svg:width="2.538cm" svg:height="0.513cm" svg:x="11.909cm" svg:y="8.046cm">
              <text:p/>
            </draw:rect>
            <draw:rect draw:style-name="gr1" draw:text-style-name="P1" draw:layer="layout" svg:width="0.486cm" svg:height="0.243cm" svg:x="12.854cm" svg:y="8.181cm">
              <text:p/>
            </draw:rect>
            <draw:custom-shape draw:style-name="gr2" draw:text-style-name="P1" draw:layer="layout" svg:width="0.269cm" svg:height="0.269cm" svg:x="13.529cm" svg:y="8.1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297cm" svg:height="1.728cm" svg:x="14.15cm" svg:y="8.046cm">
              <text:p/>
            </draw:rect>
          </draw:g>
          <draw:rect draw:style-name="gr1" draw:text-style-name="P1" draw:layer="layout" svg:width="1.998cm" svg:height="0.243cm" svg:x="12.179cm" svg:y="7.533cm">
            <text:p/>
          </draw:rect>
          <draw:rect draw:style-name="gr1" draw:text-style-name="P1" draw:layer="layout" svg:width="1.998cm" svg:height="0.243cm" svg:x="12.179cm" svg:y="11.747cm">
            <text:p/>
          </draw:rect>
          <draw:rect draw:style-name="gr1" draw:text-style-name="P1" draw:layer="layout" svg:width="2.16cm" svg:height="0.541cm" svg:x="12.098cm" svg:y="11.582cm">
            <text:p/>
          </draw:rect>
          <draw:rect draw:style-name="gr1" draw:text-style-name="P1" draw:layer="layout" svg:width="2.538cm" svg:height="0.702cm" svg:x="11.909cm" svg:y="14.472cm">
            <text:p/>
          </draw:rect>
          <draw:rect draw:style-name="gr1" draw:text-style-name="P1" draw:layer="layout" svg:width="1.998cm" svg:height="0.243cm" svg:x="12.179cm" svg:y="14.661cm">
            <text:p/>
          </draw:rect>
          <draw:g>
            <draw:rect draw:style-name="gr1" draw:text-style-name="P1" draw:layer="layout" svg:width="0.38cm" svg:height="0.319cm" svg:x="13.586cm" svg:y="12.196cm">
              <text:p/>
            </draw:rect>
            <draw:custom-shape draw:style-name="gr2" draw:text-style-name="P1" draw:layer="layout" svg:width="0.104cm" svg:height="0.16cm" svg:x="13.985cm" svg:y="12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13.457cm" svg:y="12.2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1cm" svg:height="0.29cm" svg:x="12.346cm" svg:y="12.2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34cm" svg:height="0.203cm" svg:x="12.588cm" svg:y="12.4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2.54cm" svg:height="0.56cm" svg:x="11.908cm" svg:y="12.122cm">
              <text:p/>
            </draw:rect>
            <draw:rect draw:style-name="gr1" draw:text-style-name="P1" draw:layer="layout" svg:width="0.218cm" svg:height="0.558cm" svg:x="14.191cm" svg:y="12.123cm">
              <text:p/>
            </draw:rect>
            <draw:rect draw:style-name="gr1" draw:text-style-name="P1" draw:layer="layout" svg:width="0.38cm" svg:height="0.319cm" svg:x="12.924cm" svg:y="12.196cm">
              <text:p/>
            </draw:rect>
            <draw:custom-shape draw:style-name="gr2" draw:text-style-name="P1" draw:layer="layout" svg:width="0.105cm" svg:height="0.16cm" svg:x="13.324cm" svg:y="12.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12.796cm" svg:y="12.2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56cm" svg:height="0.276cm" svg:x="12.363cm" svg:y="12.231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3" draw:text-style-name="P1" draw:layer="layout" svg:x1="12.372cm" svg:y1="12.369cm" svg:x2="12.52cm" svg:y2="12.369cm">
              <text:p/>
            </draw:line>
            <draw:custom-shape draw:style-name="gr2" draw:text-style-name="P1" draw:layer="layout" svg:width="0.053cm" svg:height="0.079cm" svg:x="12.628cm" svg:y="12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1" draw:layer="layout" svg:width="0.11cm" svg:height="0.276cm" svg:x="11.939cm" svg:y="12.311cm">
                <text:p/>
  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  <draw:equation draw:name="f0" draw:formula="left+$0 "/>
                  <draw:equation draw:name="f1" draw:formula="top+$0 "/>
                  <draw:equation draw:name="f2" draw:formula="right-$0 "/>
                  <draw:equation draw:name="f3" draw:formula="bottom-$0 "/>
                  <draw:equation draw:name="f4" draw:formula="$0 /2"/>
                  <draw:equation draw:name="f5" draw:formula="left+?f4 "/>
                  <draw:equation draw:name="f6" draw:formula="top+?f4 "/>
                  <draw:equation draw:name="f7" draw:formula="right-?f4 "/>
                  <draw:equation draw:name="f8" draw:formula="bottom-?f4 "/>
                  <draw:handle draw:handle-position="$0 top" draw:handle-range-x-minimum="0" draw:handle-range-x-maximum="10800"/>
                </draw:enhanced-geometry>
              </draw:custom-shape>
              <draw:custom-shape draw:style-name="gr2" draw:text-style-name="P1" draw:layer="layout" svg:width="0.106cm" svg:height="0.142cm" svg:x="11.943cm" svg:y="12.3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rect draw:style-name="gr1" draw:text-style-name="P1" draw:layer="layout" svg:width="0.189cm" svg:height="1.241cm" svg:x="14.26cm" svg:y="9.774cm">
            <text:p/>
          </draw:rect>
          <draw:rect draw:style-name="gr1" draw:text-style-name="P1" draw:layer="layout" svg:width="0.189cm" svg:height="1.24cm" svg:x="11.912cm" svg:y="9.775cm">
            <text:p/>
          </draw:rect>
          <draw:g>
            <draw:rect draw:style-name="gr1" draw:text-style-name="P1" draw:layer="layout" svg:width="0.38cm" svg:height="0.319cm" svg:x="13.586cm" svg:y="11.089cm">
              <text:p/>
            </draw:rect>
            <draw:custom-shape draw:style-name="gr2" draw:text-style-name="P1" draw:layer="layout" svg:width="0.104cm" svg:height="0.16cm" svg:x="13.985cm" svg:y="11.1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13.457cm" svg:y="11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91cm" svg:height="0.29cm" svg:x="12.346cm" svg:y="11.0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34cm" svg:height="0.203cm" svg:x="12.588cm" svg:y="11.2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2.54cm" svg:height="0.56cm" svg:x="11.908cm" svg:y="11.015cm">
              <text:p/>
            </draw:rect>
            <draw:rect draw:style-name="gr1" draw:text-style-name="P1" draw:layer="layout" svg:width="0.218cm" svg:height="0.558cm" svg:x="14.191cm" svg:y="11.016cm">
              <text:p/>
            </draw:rect>
            <draw:rect draw:style-name="gr1" draw:text-style-name="P1" draw:layer="layout" svg:width="0.38cm" svg:height="0.319cm" svg:x="12.924cm" svg:y="11.089cm">
              <text:p/>
            </draw:rect>
            <draw:custom-shape draw:style-name="gr2" draw:text-style-name="P1" draw:layer="layout" svg:width="0.105cm" svg:height="0.16cm" svg:x="13.324cm" svg:y="11.1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03cm" svg:height="0.16cm" svg:x="12.796cm" svg:y="11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156cm" svg:height="0.276cm" svg:x="12.363cm" svg:y="11.124cm">
              <text:p/>
  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line draw:style-name="gr3" draw:text-style-name="P1" draw:layer="layout" svg:x1="12.372cm" svg:y1="11.262cm" svg:x2="12.52cm" svg:y2="11.262cm">
              <text:p/>
            </draw:line>
            <draw:custom-shape draw:style-name="gr2" draw:text-style-name="P1" draw:layer="layout" svg:width="0.053cm" svg:height="0.079cm" svg:x="12.628cm" svg:y="11.3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" draw:text-style-name="P1" draw:layer="layout" svg:width="0.11cm" svg:height="0.276cm" svg:x="11.939cm" svg:y="11.204cm">
                <text:p/>
  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  <draw:equation draw:name="f0" draw:formula="left+$0 "/>
                  <draw:equation draw:name="f1" draw:formula="top+$0 "/>
                  <draw:equation draw:name="f2" draw:formula="right-$0 "/>
                  <draw:equation draw:name="f3" draw:formula="bottom-$0 "/>
                  <draw:equation draw:name="f4" draw:formula="$0 /2"/>
                  <draw:equation draw:name="f5" draw:formula="left+?f4 "/>
                  <draw:equation draw:name="f6" draw:formula="top+?f4 "/>
                  <draw:equation draw:name="f7" draw:formula="right-?f4 "/>
                  <draw:equation draw:name="f8" draw:formula="bottom-?f4 "/>
                  <draw:handle draw:handle-position="$0 top" draw:handle-range-x-minimum="0" draw:handle-range-x-maximum="10800"/>
                </draw:enhanced-geometry>
              </draw:custom-shape>
              <draw:custom-shape draw:style-name="gr2" draw:text-style-name="P1" draw:layer="layout" svg:width="0.106cm" svg:height="0.142cm" svg:x="11.943cm" svg:y="11.2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rect draw:style-name="gr1" draw:text-style-name="P1" draw:layer="layout" svg:width="0.189cm" svg:height="0.538cm" svg:x="14.261cm" svg:y="11.584cm">
            <text:p/>
          </draw:rect>
          <draw:rect draw:style-name="gr1" draw:text-style-name="P1" draw:layer="layout" svg:width="0.189cm" svg:height="0.538cm" svg:x="11.913cm" svg:y="11.584cm">
            <text:p/>
          </draw:rect>
        </draw:g>
      </draw:page>
      <draw:page draw:name="page2" draw:style-name="dp1" draw:master-page-name="Standard">
        <draw:custom-shape draw:style-name="gr4" draw:text-style-name="P1" draw:layer="layout" svg:width="3.015cm" svg:height="1.434cm" svg:x="9.397cm" svg:y="11.126cm">
          <text:p/>
          <draw:enhanced-geometry svg:viewBox="0 0 21600 21600" draw:type="rectangle" draw:enhanced-path="M 0 0 L 21600 0 21600 21600 0 21600 0 0 Z N"/>
        </draw:custom-shape>
        <draw:rect draw:style-name="gr5" draw:text-style-name="P1" draw:layer="layout" svg:width="2.564cm" svg:height="0.243cm" svg:x="9.65cm" svg:y="11.408cm">
          <text:p/>
        </draw:rect>
        <draw:rect draw:style-name="gr6" draw:text-style-name="P1" draw:layer="layout" svg:width="2.564cm" svg:height="0.243cm" svg:x="9.65cm" svg:y="12.097cm">
          <text:p/>
        </draw:rect>
        <draw:rect draw:style-name="gr7" draw:text-style-name="P1" draw:layer="layout" svg:width="0.569cm" svg:height="1.602cm" svg:x="11.163cm" svg:y="15.16cm">
          <text:p text:style-name="P1">XXXX</text:p>
        </draw:rect>
        <draw:g>
          <draw:rect draw:style-name="gr8" draw:text-style-name="P2" draw:layer="layout" svg:width="0.285cm" svg:height="1.632cm" svg:x="5.936cm" svg:y="10.478cm">
            <text:p/>
          </draw:rect>
          <draw:rect draw:style-name="gr8" draw:text-style-name="P2" draw:layer="layout" svg:width="0.285cm" svg:height="1.632cm" svg:x="5.936cm" svg:y="15.522cm">
            <text:p/>
          </draw:rect>
          <draw:line draw:style-name="gr9" draw:text-style-name="P3" draw:layer="layout" svg:x1="6.077cm" svg:y1="12.136cm" svg:x2="6.077cm" svg:y2="12.939cm">
            <text:p/>
          </draw:line>
          <draw:line draw:style-name="gr9" draw:text-style-name="P3" draw:layer="layout" svg:x1="6.077cm" svg:y1="15.523cm" svg:x2="6.077cm" svg:y2="14.713cm">
            <text:p/>
          </draw:line>
          <draw:line draw:style-name="gr10" draw:text-style-name="P3" draw:layer="layout" svg:x1="6.077cm" svg:y1="14.5cm" svg:x2="6.077cm" svg:y2="13.177cm">
            <text:p/>
          </draw:line>
        </draw:g>
        <draw:g>
          <draw:rect draw:style-name="gr11" draw:text-style-name="P1" draw:layer="layout" svg:width="1.657cm" svg:height="2.299cm" svg:x="15.276cm" svg:y="11.096cm">
            <text:p/>
          </draw:rect>
          <draw:rect draw:style-name="gr12" draw:text-style-name="P1" draw:layer="layout" svg:width="2.151cm" svg:height="0.989cm" svg:x="15.03cm" svg:y="11.096cm">
            <text:p/>
          </draw:rect>
          <draw:rect draw:style-name="gr1" draw:text-style-name="P1" draw:layer="layout" svg:width="1.582cm" svg:height="0.278cm" svg:x="15.329cm" svg:y="10.824cm">
            <text:p/>
          </draw:rect>
        </draw:g>
        <draw:g>
          <draw:rect draw:style-name="gr12" draw:text-style-name="P1" draw:layer="layout" svg:width="0.185cm" svg:height="7.911cm" svg:x="3.931cm" svg:y="2.333cm">
            <text:p/>
          </draw:rect>
          <draw:g>
            <draw:rect draw:style-name="gr1" draw:text-style-name="P1" draw:layer="layout" svg:width="13.499cm" svg:height="6.642cm" svg:x="4.116cm" svg:y="2.981cm">
              <text:p/>
            </draw:rect>
            <draw:rect draw:style-name="gr1" draw:text-style-name="P1" draw:layer="layout" svg:width="1.168cm" svg:height="6.642cm" svg:x="16.447cm" svg:y="2.981cm">
              <text:p/>
            </draw:rect>
            <draw:rect draw:style-name="gr12" draw:text-style-name="P1" draw:layer="layout" svg:width="1.27cm" svg:height="0.783cm" svg:x="3.792cm" svg:y="3.522cm">
              <text:p/>
            </draw:rect>
            <draw:rect draw:style-name="gr12" draw:text-style-name="P1" draw:layer="layout" svg:width="0.864cm" svg:height="0.43cm" svg:x="3.792cm" svg:y="4.306cm">
              <text:p/>
            </draw:rect>
            <draw:rect draw:style-name="gr12" draw:text-style-name="P1" draw:layer="layout" svg:width="0.807cm" svg:height="1.672cm" svg:x="3.471cm" svg:y="7.006cm">
              <text:p/>
            </draw:rect>
            <draw:rect draw:style-name="gr12" draw:text-style-name="P1" draw:layer="layout" svg:width="0.807cm" svg:height="1.672cm" svg:x="3.499cm" svg:y="5.008cm">
              <text:p/>
            </draw:rect>
            <draw:rect draw:style-name="gr1" draw:text-style-name="P1" draw:layer="layout" svg:width="0.972cm" svg:height="0.783cm" svg:x="2.955cm" svg:y="9.246cm">
              <text:p/>
            </draw:rect>
            <draw:rect draw:style-name="gr1" draw:text-style-name="P1" draw:layer="layout" svg:width="2.213cm" svg:height="2.186cm" svg:x="10.407cm" svg:y="6.411cm">
              <text:p/>
            </draw:rect>
            <draw:frame draw:style-name="gr13" draw:text-style-name="P4" draw:layer="layout" svg:width="2.295cm" svg:height="1.301cm" svg:x="10.379cm" svg:y="6.518cm">
              <draw:text-box>
                <text:p><text:span text:style-name="T1">ALTERA</text:span></text:p>
              </draw:text-box>
            </draw:frame>
            <draw:rect draw:style-name="gr1" draw:text-style-name="P1" draw:layer="layout" svg:width="1.106cm" svg:height="1.133cm" svg:x="5.089cm" svg:y="8.193cm">
              <text:p/>
            </draw:rect>
            <draw:rect draw:style-name="gr1" draw:text-style-name="P1" draw:layer="layout" svg:width="2.754cm" svg:height="1.483cm" svg:x="6.654cm" svg:y="3.55cm">
              <text:p/>
            </draw:rect>
            <draw:rect draw:style-name="gr14" draw:text-style-name="P1" draw:layer="layout" svg:width="0.728cm" svg:height="0.862cm" svg:x="10.947cm" svg:y="4.522cm">
              <text:p/>
            </draw:rect>
            <draw:rect draw:style-name="gr14" draw:text-style-name="P1" draw:layer="layout" svg:width="0.728cm" svg:height="0.862cm" svg:x="10.947cm" svg:y="3.388cm">
              <text:p/>
            </draw:rect>
            <draw:rect draw:style-name="gr12" draw:text-style-name="P1" draw:layer="layout" svg:width="3.023cm" svg:height="0.242cm" svg:x="6.385cm" svg:y="4.791cm">
              <text:p/>
            </draw:rect>
            <draw:rect draw:style-name="gr12" draw:text-style-name="P1" draw:layer="layout" svg:width="3.023cm" svg:height="0.242cm" svg:x="6.386cm" svg:y="3.549cm">
              <text:p/>
            </draw:rect>
            <draw:custom-shape draw:style-name="gr2" draw:text-style-name="P1" draw:layer="layout" svg:width="0.513cm" svg:height="0.513cm" svg:x="14.978cm" svg:y="3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513cm" svg:height="0.513cm" svg:x="13.593cm" svg:y="3.4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5" draw:layer="layout" svg:width="1.627cm" svg:height="0.704cm" draw:transform="rotate (1.5707963267946) translate (16.676cm 9.332cm)">
              <draw:text-box>
                <text:p text:style-name="P5"><text:span text:style-name="T2">XXXX</text:span></text:p>
              </draw:text-box>
            </draw:frame>
          </draw:g>
        </draw:g>
        <draw:rect draw:style-name="gr16" draw:text-style-name="P2" draw:layer="layout" svg:width="13.5cm" svg:height="6.644cm" svg:x="3.878cm" svg:y="18.895cm">
          <text:p/>
        </draw:rect>
        <draw:rect draw:style-name="gr16" draw:text-style-name="P2" draw:layer="layout" svg:width="1.168cm" svg:height="6.644cm" svg:x="16.209cm" svg:y="18.895cm">
          <text:p/>
        </draw:rect>
        <draw:rect draw:style-name="gr8" draw:text-style-name="P2" draw:layer="layout" svg:width="1.271cm" svg:height="0.784cm" svg:x="3.555cm" svg:y="19.436cm">
          <text:p/>
        </draw:rect>
        <draw:rect draw:style-name="gr8" draw:text-style-name="P2" draw:layer="layout" svg:width="0.863cm" svg:height="0.429cm" svg:x="3.555cm" svg:y="20.221cm">
          <text:p/>
        </draw:rect>
        <draw:rect draw:style-name="gr8" draw:text-style-name="P2" draw:layer="layout" svg:width="0.807cm" svg:height="1.673cm" svg:x="3.234cm" svg:y="22.92cm">
          <text:p/>
        </draw:rect>
        <draw:rect draw:style-name="gr8" draw:text-style-name="P2" draw:layer="layout" svg:width="0.809cm" svg:height="1.671cm" svg:x="3.261cm" svg:y="20.923cm">
          <text:p/>
        </draw:rect>
        <draw:rect draw:style-name="gr16" draw:text-style-name="P2" draw:layer="layout" svg:width="0.973cm" svg:height="0.784cm" svg:x="2.717cm" svg:y="25.16cm">
          <text:p/>
        </draw:rect>
        <draw:rect draw:style-name="gr16" draw:text-style-name="P2" draw:layer="layout" svg:width="2.213cm" svg:height="2.186cm" svg:x="10.17cm" svg:y="22.326cm">
          <text:p/>
        </draw:rect>
        <draw:frame draw:style-name="gr17" draw:text-style-name="P7" draw:layer="layout" svg:width="2.296cm" svg:height="0.776cm" svg:x="10.142cm" svg:y="22.433cm">
          <draw:text-box>
            <text:p text:style-name="P6"><text:span text:style-name="T3">ALTERA</text:span></text:p>
          </draw:text-box>
        </draw:frame>
        <draw:rect draw:style-name="gr16" draw:text-style-name="P2" draw:layer="layout" svg:width="1.107cm" svg:height="1.135cm" svg:x="4.852cm" svg:y="24.107cm">
          <text:p/>
        </draw:rect>
        <draw:rect draw:style-name="gr16" draw:text-style-name="P2" draw:layer="layout" svg:width="2.754cm" svg:height="1.484cm" svg:x="6.416cm" svg:y="19.465cm">
          <text:p/>
        </draw:rect>
        <draw:rect draw:style-name="gr18" draw:text-style-name="P2" draw:layer="layout" svg:width="0.729cm" svg:height="0.863cm" svg:x="10.71cm" svg:y="20.436cm">
          <text:p/>
        </draw:rect>
        <draw:rect draw:style-name="gr19" draw:text-style-name="P2" draw:layer="layout" svg:width="0.729cm" svg:height="0.863cm" svg:x="10.71cm" svg:y="19.302cm">
          <text:p/>
        </draw:rect>
        <draw:rect draw:style-name="gr8" draw:text-style-name="P2" draw:layer="layout" svg:width="3.022cm" svg:height="0.242cm" svg:x="6.148cm" svg:y="20.706cm">
          <text:p/>
        </draw:rect>
        <draw:rect draw:style-name="gr8" draw:text-style-name="P2" draw:layer="layout" svg:width="3.024cm" svg:height="0.244cm" svg:x="6.148cm" svg:y="19.463cm">
          <text:p/>
        </draw:rect>
        <draw:custom-shape draw:style-name="gr20" draw:text-style-name="P2" draw:layer="layout" svg:width="0.514cm" svg:height="0.512cm" svg:x="14.74cm" svg:y="1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514cm" svg:height="0.514cm" svg:x="13.355cm" svg:y="19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2" draw:layer="layout" svg:width="0.186cm" svg:height="7.912cm" svg:x="3.693cm" svg:y="18.247cm">
          <text:p/>
        </draw:rect>
        <draw:g>
          <draw:frame draw:style-name="gr21" draw:text-style-name="P8" draw:layer="layout" svg:width="2.077cm" svg:height="0.723cm" draw:transform="rotate (1.5707963267946) translate (14.258cm 28.357cm)">
            <draw:text-box>
              <text:p text:style-name="P6"><text:span text:style-name="T4">XXXX</text:span></text:p>
            </draw:text-box>
          </draw:frame>
          <draw:custom-shape draw:style-name="gr22" draw:text-style-name="P1" draw:layer="layout" svg:width="0.536cm" svg:height="0.465cm" svg:x="14.338cm" svg:y="26.45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Crossed_20_0_20_Degrees" draw:display-name="Blue Crossed 0 Degrees" draw:style="double" draw:color="#000000" draw:distance="0.08cm" draw:rotation="900"/>
    <draw:marker draw:name="Arrow" svg:viewBox="0 0 20 30" svg:d="m10 0-10 30h20z"/>
    <draw:stroke-dash draw:name="Dash_20_3" draw:display-name="Dash 3" draw:style="rect" draw:dots1="1" draw:dots1-length="112%" draw:distance="112%"/>
    <draw:stroke-dash draw:name="Dash_20_4" draw:display-name="Dash 4" draw:style="rect" draw:dots1="1" draw:dots1-length="112%" draw:distance="112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cal Admin</meta:initial-creator>
    <meta:creation-date>2008-11-12T10:11:52.33</meta:creation-date>
    <dc:date>2008-11-18T16:05:10.21</dc:date>
    <dc:creator>Local Admin</dc:creator>
    <meta:editing-duration>PT09H42M10S</meta:editing-duration>
    <meta:editing-cycles>14</meta:editing-cycles>
    <meta:generator>OpenOffice.org/3.0$Win32 OpenOffice.org_project/300m9$Build-9358</meta:generator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